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.getPageInp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reinitialize( FlowController f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ward.Forward( Forward 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ward.setQueryString( String query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ward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.isExternal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isReturnTo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.setPath( String context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.findForward( String forwar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ward.getFirstOutputForm(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orward.hasExplicitRedirec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Forward( ActionForward initFwd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.Forward( String forwar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Forward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.doesRestore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.Forward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.addPageInput( String param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Forward( String forwardName , Object outputForm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.setRedirect( boolean doRe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.getReturn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setRestoreQueryString( boolean doesRestore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initFrom( ActionForward fwd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Forward.Forward( URI uri , boolean doRedir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ward.initialize( ActionMapping mapping , FlowController flowContro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.getOutputFo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.initializeRelativePath( ServletRequest request , String relativeT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ward.getActionOutp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isReturnToP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.ini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orward.getReturnToTypeAs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ward.getQuery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addQueryParam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doesResol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.hasRelativeTo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Forward( String forwardName , String actionOutputName , Object actionOutpu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.isNeste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.initialize( ActionMapping mapping , FlowController flowController ,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.is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Forward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.isExplici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Forward( String path , boolean doRe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ward.setExternalRedirect( boolean externalRedir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.checkActionOutputs( PageFlowActionForward fc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Forward.setAlternateModuleConfig( ModuleConfig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addOutputForm( Object formBea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ward.forwardsToPag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.addQueryParam( String param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ward.addActionOutput( String paramName ,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